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Text_20_body">
      <style:paragraph-properties fo:line-height="200%"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1563in" fo:line-height="20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text:p>
      <text:p text:style-name="P2"/>
      <text:p text:style-name="P3">Lorem ipsum dolor sit amet, consectetur adipiscing elit. Nulla tempus tristique bibendum. Duis sit amet enim a est vulputate eleifend in eget dui. Curabitur mattis hendrerit finibus. Donec dictum nisi eu massa convallis vehicula. In lacus felis, condimentum gravida odio vel, tincidunt facilisis elit. Pellentesque habitant morbi tristique senectus et netus et malesuada fames ac turpis egestas. Nam laoreet est a purus vestibulum eleifend. Phasellus et turpis a enim porta placerat. Duis malesuada nisi quam, in laoreet lectus imperdiet vitae. Donec fermentum est id metus volutpat pretium. Sed sodales metus quis velit volutpat fringilla. Quisque convallis justo quis diam rutrum, in vestibulum quam ullamcorper. Donec tincidunt blandit finibus. Aenean odio velit, mattis non ornare ut, pharetra at orci.</text:p>
      <text:p text:style-name="P4">Orci varius natoque penatibus et magnis dis parturient montes, nascetur ridiculus mus. Aenean ultricies orci at suscipit mattis. Suspendisse finibus erat enim, ultrices pellentesque mi ullamcorper non. Aliquam dolor lacus, ornare et mattis id, pharetra ut nibh. Maecenas nec arcu faucibus, faucibus arcu ut, facilisis elit. Etiam convallis luctus nisl nec venenatis. In hac habitasse platea dictumst. In blandit finibus interdum. Pellentesque habitant morbi tristique senectus et netus et malesuada fames ac turpis egestas. Cras ac ultrices lectus.</text:p>
      <text:p text:style-name="P4">Nullam ut leo dolor. Fusce at metus augue. Proin magna dui, porttitor vel imperdiet vitae, elementum nec eros. Nunc tincidunt sodales justo at tincidunt. Suspendisse nec laoreet nisi. Vestibulum nec dolor sed sapien laoreet semper vel ac orci. Curabitur nec molestie massa.</text:p>
      <text:p text:style-name="P4">Nulla porta justo quis dui facilisis, vitae tempor massa rhoncus. Pellentesque aliquam tempor sem, vel iaculis sapien congue in. Etiam lacinia posuere ex, bibendum lobortis neque ornare et. Morbi id pharetra massa. Nunc tincidunt, quam ut tempor condimentum, metus libero condimentum nisl, a auctor odio metus ut augue. Morbi malesuada, tellus nec sodales ultrices, nisi eros posuere metus, sit amet viverra sem lacus sed enim. Etiam dapibus ultrices nunc et malesuada. Sed non ornare ligula. <text:soft-page-break/>Donec egestas venenatis pretium. Aenean laoreet quis urna sed suscipit. Integer varius id augue eu sodales. Fusce interdum ex vel imperdiet scelerisque. Donec luctus maximus neque, et varius tellus. Etiam non eleifend felis, a congue diam. Donec pretium orci vitae luctus tincidunt.</text:p>
      <text:p text:style-name="P4">Cras ut posuere dui. Etiam semper nec nunc sed luctus. Phasellus orci metus, pellentesque quis consequat sagittis, interdum eget arcu. Nam justo mauris, placerat sit amet condimentum quis, aliquam vitae dolor. Suspendisse in dignissim quam. Morbi nunc felis, facilisis at pellentesque eget, consequat eget leo. Nulla fermentum ex enim, sit amet aliquam turpis vestibulum sed. In aliquam venenatis vulputate. Integer sit amet neque a eros aliquam congue. Fusce accumsan sagittis orci, et consectetur mauris pretium et. Quisque lacinia, lectus eget convallis dignissim, quam tortor finibus nunc, et scelerisque enim massa vitae urna. Morbi at lacus non mi rhoncus ullamcorper. Donec laoreet tempor venenatis. Vestibulum laoreet malesuada ipsum, id viverra justo posuere e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2T14:07:36.35</meta:creation-date>
    <meta:document-statistic meta:table-count="0" meta:image-count="0" meta:object-count="0" meta:page-count="2" meta:paragraph-count="6" meta:word-count="468" meta:character-count="3179"/>
    <dc:date>2018-12-02T14:08:51.43</dc:date>
    <meta:editing-duration>PT1M17S</meta:editing-duration>
    <meta:editing-cycles>1</meta:editing-cycles>
    <meta:generator>OpenOffice/4.1.5$Win32 OpenOffice.org_project/415m1$Build-9789</meta:generator>
  </office:meta>
</office:document-meta>
</file>